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list-style-name="LFO1" style:family="paragraph"/>
    <style:style style:name="P27" style:parent-style-name="Normal" style:list-style-name="LFO1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P31" style:parent-style-name="Normal" style:list-style-name="LFO2" style:family="paragraph"/>
    <style:style style:name="P32" style:parent-style-name="Normal" style:list-style-name="LFO2" style:family="paragraph"/>
    <style:style style:name="P33" style:parent-style-name="Normal" style:list-style-name="LFO2" style:family="paragraph"/>
    <style:style style:name="TableColumn35" style:family="table-column">
      <style:table-column-properties style:column-width="0.1416in"/>
    </style:style>
    <style:style style:name="TableColumn36" style:family="table-column">
      <style:table-column-properties style:column-width="0.5854in"/>
    </style:style>
    <style:style style:name="TableColumn37" style:family="table-column">
      <style:table-column-properties style:column-width="0.4791in"/>
    </style:style>
    <style:style style:name="Table34" style:family="table">
      <style:table-properties style:width="1.2062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3" style:family="paragraph"/>
    <style:style style:name="P59" style:parent-style-name="Normal" style:list-style-name="LFO3" style:family="paragraph"/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73" style:parent-style-name="Tipodeletrapredefinidodoparágrafo" style:family="text">
      <style:text-properties fo:font-weight="bold" style:font-weight-asian="bold" style:font-weight-complex="bold"/>
    </style:style>
    <style:style style:name="T74" style:parent-style-name="Tipodeletrapredefinidodoparágrafo" style:family="text">
      <style:text-properties fo:font-weight="bold" style:font-weight-asian="bold" style:font-weight-complex="bold"/>
    </style:style>
    <style:style style:name="T75" style:parent-style-name="Tipodeletrapredefinidodoparágrafo" style:family="text">
      <style:text-properties fo:font-weight="bold" style:font-weight-asian="bold" style:font-weight-complex="bold"/>
    </style:style>
    <style:style style:name="T76" style:parent-style-name="Tipodeletrapredefinidodoparágrafo" style:family="text">
      <style:text-properties fo:font-weight="bold" style:font-weight-asian="bold" style:font-weight-complex="bold"/>
    </style:style>
    <style:style style:name="T77" style:parent-style-name="Tipodeletrapredefinidodoparágrafo" style:family="text">
      <style:text-properties fo:font-weight="bold" style:font-weight-asian="bold" style:font-weight-complex="bold"/>
    </style:style>
    <style:style style:name="T78" style:parent-style-name="Tipodeletrapredefinidodoparágrafo" style:family="text">
      <style:text-properties fo:font-weight="bold" style:font-weight-asian="bold" style:font-weight-complex="bold"/>
    </style:style>
    <style:style style:name="T79" style:parent-style-name="Tipodeletrapredefinidodoparágrafo" style:family="text">
      <style:text-properties fo:font-weight="bold" style:font-weight-asian="bold" style:font-weight-complex="bold"/>
    </style:style>
    <style:style style:name="T80" style:parent-style-name="Tipodeletrapredefinidodoparágrafo" style:family="text">
      <style:text-properties fo:font-weight="bold" style:font-weight-asian="bold" style:font-weight-complex="bold"/>
    </style:style>
    <style:style style:name="T81" style:parent-style-name="Tipodeletrapredefinidodoparágrafo" style:family="text">
      <style:text-properties fo:font-weight="bold" style:font-weight-asian="bold" style:font-weight-complex="bold"/>
    </style:style>
    <style:style style:name="P82" style:parent-style-name="Normal" style:list-style-name="LFO4" style:family="paragraph"/>
    <style:style style:name="P83" style:parent-style-name="Normal" style:list-style-name="LFO4" style:family="paragraph"/>
    <style:style style:name="P84" style:parent-style-name="Normal" style:list-style-name="LFO4" style:family="paragraph"/>
    <style:style style:name="T85" style:parent-style-name="Tipodeletrapredefinidodoparágrafo" style:family="text">
      <style:text-properties fo:font-weight="bold" style:font-weight-asian="bold" style:font-weight-complex="bold"/>
    </style:style>
    <style:style style:name="T86" style:parent-style-name="Tipodeletrapredefinidodoparágrafo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5" style:family="paragraph"/>
    <style:style style:name="P91" style:parent-style-name="Normal" style:list-style-name="LFO5" style:family="paragraph"/>
    <style:style style:name="P92" style:parent-style-name="Normal" style:list-style-name="LFO5" style:family="paragraph"/>
    <style:style style:name="P93" style:parent-style-name="Normal" style:list-style-name="LFO5" style:family="paragraph"/>
    <style:style style:name="P94" style:parent-style-name="Normal" style:list-style-name="LFO5" style:family="paragraph"/>
    <style:style style:name="P95" style:parent-style-name="Normal" style:list-style-name="LFO5" style:family="paragraph"/>
    <style:style style:name="P96" style:parent-style-name="Normal" style:list-style-name="LFO5" style:family="paragraph"/>
    <style:style style:name="P97" style:parent-style-name="Normal" style:list-style-name="LFO5" style:family="paragraph"/>
    <style:style style:name="P98" style:parent-style-name="Normal" style:list-style-name="LFO5" style:family="paragraph"/>
    <style:style style:name="P99" style:parent-style-name="Normal" style:list-style-name="LFO5" style:family="paragraph"/>
    <style:style style:name="P100" style:parent-style-name="Normal" style:list-style-name="LFO5" style:family="paragraph"/>
    <style:style style:name="P101" style:parent-style-name="Normal" style:list-style-name="LFO5" style:family="paragraph"/>
    <style:style style:name="P102" style:parent-style-name="Normal" style:list-style-name="LFO5" style:family="paragraph"/>
    <style:style style:name="P103" style:parent-style-name="Normal" style:list-style-name="LFO5" style:family="paragraph"/>
    <style:style style:name="P104" style:parent-style-name="Normal" style:list-style-name="LFO5" style:family="paragraph"/>
    <style:style style:name="P105" style:parent-style-name="Normal" style:list-style-name="LFO5" style:family="paragraph"/>
    <style:style style:name="P106" style:parent-style-name="Normal" style:list-style-name="LFO5" style:family="paragraph"/>
    <style:style style:name="P107" style:parent-style-name="Normal" style:list-style-name="LFO5" style:family="paragraph"/>
    <style:style style:name="P108" style:parent-style-name="Normal" style:list-style-name="LFO5" style:family="paragraph"/>
    <style:style style:name="P109" style:parent-style-name="Normal" style:list-style-name="LFO5" style:family="paragraph"/>
    <style:style style:name="P110" style:parent-style-name="Normal" style:list-style-name="LFO5" style:family="paragraph"/>
    <style:style style:name="P111" style:parent-style-name="Normal" style:list-style-name="LFO5" style:family="paragraph"/>
    <style:style style:name="P112" style:parent-style-name="Normal" style:list-style-name="LFO5" style:family="paragraph"/>
    <style:style style:name="P113" style:parent-style-name="Normal" style:list-style-name="LFO5" style:family="paragraph"/>
    <style:style style:name="P114" style:parent-style-name="Normal" style:list-style-name="LFO5" style:family="paragraph"/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list-style-name="LFO6" style:family="paragraph"/>
    <style:style style:name="P118" style:parent-style-name="Normal" style:list-style-name="LFO6" style:family="paragraph"/>
    <style:style style:name="P119" style:parent-style-name="Normal" style:list-style-name="LFO6" style:family="paragraph"/>
    <style:style style:name="P120" style:parent-style-name="Normal" style:list-style-name="LFO6" style:family="paragraph"/>
    <style:style style:name="TableColumn122" style:family="table-column">
      <style:table-column-properties style:column-width="0.1701in"/>
    </style:style>
    <style:style style:name="TableColumn123" style:family="table-column">
      <style:table-column-properties style:column-width="0.5854in"/>
    </style:style>
    <style:style style:name="TableColumn124" style:family="table-column">
      <style:table-column-properties style:column-width="0.4791in"/>
    </style:style>
    <style:style style:name="Table121" style:family="table">
      <style:table-properties style:width="1.2347in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list-style-name="LFO7" style:family="paragraph"/>
    <style:style style:name="P146" style:parent-style-name="Normal" style:list-style-name="LFO7" style:family="paragraph"/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T161" style:parent-style-name="Tipodeletrapredefinidodoparágrafo" style:family="text">
      <style:text-properties fo:font-weight="bold" style:font-weight-asian="bold" style:font-weight-complex="bold"/>
    </style:style>
    <style:style style:name="T162" style:parent-style-name="Tipodeletrapredefinidodoparágrafo" style:family="text">
      <style:text-properties fo:font-weight="bold" style:font-weight-asian="bold" style:font-weight-complex="bold"/>
    </style:style>
    <style:style style:name="T163" style:parent-style-name="Tipodeletrapredefinidodoparágrafo" style:family="text">
      <style:text-properties fo:font-weight="bold" style:font-weight-asian="bold" style:font-weight-complex="bold"/>
    </style:style>
    <style:style style:name="T164" style:parent-style-name="Tipodeletrapredefinidodoparágrafo" style:family="text">
      <style:text-properties fo:font-weight="bold" style:font-weight-asian="bold" style:font-weight-complex="bold"/>
    </style:style>
    <style:style style:name="T165" style:parent-style-name="Tipodeletrapredefinidodoparágrafo" style:family="text">
      <style:text-properties fo:font-weight="bold" style:font-weight-asian="bold" style:font-weight-complex="bold"/>
    </style:style>
    <style:style style:name="T166" style:parent-style-name="Tipodeletrapredefinidodoparágrafo" style:family="text">
      <style:text-properties fo:font-weight="bold" style:font-weight-asian="bold" style:font-weight-complex="bold"/>
    </style:style>
    <style:style style:name="T167" style:parent-style-name="Tipodeletrapredefinidodoparágrafo" style:family="text">
      <style:text-properties fo:font-weight="bold" style:font-weight-asian="bold" style:font-weight-complex="bold"/>
    </style:style>
    <style:style style:name="T168" style:parent-style-name="Tipodeletrapredefinidodoparágrafo" style:family="text">
      <style:text-properties fo:font-weight="bold" style:font-weight-asian="bold" style:font-weight-complex="bold"/>
    </style:style>
    <style:style style:name="T169" style:parent-style-name="Tipodeletrapredefinidodoparágrafo" style:family="text">
      <style:text-properties fo:font-weight="bold" style:font-weight-asian="bold" style:font-weight-complex="bold"/>
    </style:style>
    <style:style style:name="P170" style:parent-style-name="Normal" style:list-style-name="LFO8" style:family="paragraph"/>
    <style:style style:name="P171" style:parent-style-name="Normal" style:list-style-name="LFO8" style:family="paragraph"/>
    <style:style style:name="P172" style:parent-style-name="Normal" style:list-style-name="LFO8" style:family="paragraph"/>
    <style:style style:name="T173" style:parent-style-name="Tipodeletrapredefinidodoparágrafo" style:family="text">
      <style:text-properties fo:font-weight="bold" style:font-weight-asian="bold" style:font-weight-complex="bold"/>
    </style:style>
    <style:style style:name="T174" style:parent-style-name="Tipodeletrapredefinidodoparágrafo" style:family="text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P198" style:parent-style-name="Normal" style:family="paragraph">
      <style:text-properties fo:font-weight="bold" style:font-weight-asian="bold" style:font-weight-complex="bold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list-style-name="LFO9" style:family="paragraph"/>
    <style:style style:name="P204" style:parent-style-name="Normal" style:list-style-name="LFO9" style:family="paragraph"/>
    <style:style style:name="P205" style:parent-style-name="Normal" style:list-style-name="LFO9" style:family="paragraph"/>
    <style:style style:name="P206" style:parent-style-name="Normal" style:list-style-name="LFO9" style:family="paragraph"/>
    <style:style style:name="P207" style:parent-style-name="Normal" style:list-style-name="LFO9" style:family="paragraph"/>
    <style:style style:name="P208" style:parent-style-name="Normal" style:list-style-name="LFO9" style:family="paragraph"/>
    <style:style style:name="P209" style:parent-style-name="Normal" style:list-style-name="LFO9" style:family="paragraph"/>
    <style:style style:name="P210" style:parent-style-name="Normal" style:list-style-name="LFO9" style:family="paragraph"/>
    <style:style style:name="P211" style:parent-style-name="Normal" style:list-style-name="LFO9" style:family="paragraph"/>
    <style:style style:name="P212" style:parent-style-name="Normal" style:list-style-name="LFO9" style:family="paragraph"/>
    <style:style style:name="P213" style:parent-style-name="Normal" style:list-style-name="LFO9" style:family="paragraph"/>
    <style:style style:name="P214" style:parent-style-name="Normal" style:list-style-name="LFO9" style:family="paragraph"/>
    <style:style style:name="P215" style:parent-style-name="Normal" style:list-style-name="LFO9" style:family="paragraph"/>
    <style:style style:name="P216" style:parent-style-name="Normal" style:list-style-name="LFO9" style:family="paragraph"/>
    <style:style style:name="P217" style:parent-style-name="Normal" style:list-style-name="LFO9" style:family="paragraph"/>
    <style:style style:name="P218" style:parent-style-name="Normal" style:list-style-name="LFO9" style:family="paragraph"/>
    <style:style style:name="P219" style:parent-style-name="Normal" style:list-style-name="LFO9" style:family="paragraph"/>
    <style:style style:name="P220" style:parent-style-name="Normal" style:list-style-name="LFO9" style:family="paragraph"/>
    <style:style style:name="P221" style:parent-style-name="Normal" style:list-style-name="LFO9" style:family="paragraph"/>
    <style:style style:name="P222" style:parent-style-name="Normal" style:list-style-name="LFO9" style:family="paragraph"/>
    <style:style style:name="P223" style:parent-style-name="Normal" style:list-style-name="LFO9" style:family="paragraph"/>
    <style:style style:name="P224" style:parent-style-name="Normal" style:list-style-name="LFO9" style:family="paragraph"/>
    <style:style style:name="P225" style:parent-style-name="Normal" style:list-style-name="LFO9" style:family="paragraph"/>
    <style:style style:name="P226" style:parent-style-name="Normal" style:list-style-name="LFO9" style:family="paragraph"/>
    <style:style style:name="P227" style:parent-style-name="Normal" style:list-style-name="LFO9" style:family="paragraph"/>
    <style:style style:name="P228" style:parent-style-name="Normal" style:family="paragraph">
      <style:text-properties fo:font-weight="bold" style:font-weight-asian="bold" style:font-weight-complex="bold"/>
    </style:style>
    <style:style style:name="P229" style:parent-style-name="Normal" style:list-style-name="LFO10" style:family="paragraph"/>
    <style:style style:name="P230" style:parent-style-name="Normal" style:list-style-name="LFO10" style:family="paragraph"/>
    <style:style style:name="P231" style:parent-style-name="Normal" style:list-style-name="LFO10" style:family="paragraph"/>
    <style:style style:name="P232" style:parent-style-name="Normal" style:list-style-name="LFO10" style:family="paragraph"/>
    <style:style style:name="P233" style:parent-style-name="Normal" style:family="paragraph">
      <style:text-properties fo:font-weight="bold" style:font-weight-asian="bold" style:font-weight-complex="bold"/>
    </style:style>
    <style:style style:name="P234" style:parent-style-name="Normal" style:list-style-name="LFO11" style:family="paragraph"/>
    <style:style style:name="P235" style:parent-style-name="Normal" style:list-style-name="LFO11" style:family="paragraph"/>
    <style:style style:name="P236" style:parent-style-name="Normal" style:family="paragraph">
      <style:text-properties fo:font-weight="bold" style:font-weight-asian="bold" style:font-weight-complex="bold"/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P238" style:parent-style-name="Normal" style:family="paragraph">
      <style:text-properties fo:font-weight="bold" style:font-weight-asian="bold" style:font-weight-complex="bold"/>
    </style:style>
    <style:style style:name="P239" style:parent-style-name="Normal" style:family="paragraph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P244" style:parent-style-name="Normal" style:family="paragraph">
      <style:text-properties fo:font-weight="bold" style:font-weight-asian="bold" style:font-weight-complex="bold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name="P251" style:parent-style-name="Normal" style:family="paragraph">
      <style:text-properties fo:font-weight="bold" style:font-weight-asian="bold" style:font-weight-complex="bold"/>
    </style:style>
    <style:style style:name="P252" style:parent-style-name="Normal" style:family="paragraph">
      <style:text-properties fo:font-weight="bold" style:font-weight-asian="bold" style:font-weight-complex="bold"/>
    </style:style>
    <style:style style:name="P253" style:parent-style-name="Normal" style:family="paragraph">
      <style:text-properties fo:font-weight="bold" style:font-weight-asian="bold" style:font-weight-complex="bold"/>
    </style:style>
    <style:style style:name="T254" style:parent-style-name="Tipodeletrapredefinidodoparágrafo" style:family="text">
      <style:text-properties fo:font-weight="bold" style:font-weight-asian="bold" style:font-weight-complex="bold"/>
    </style:style>
    <style:style style:name="T255" style:parent-style-name="Tipodeletrapredefinidodoparágrafo" style:family="text">
      <style:text-properties fo:font-weight="bold" style:font-weight-asian="bold" style:font-weight-complex="bold"/>
    </style:style>
    <style:style style:name="T256" style:parent-style-name="Tipodeletrapredefinidodoparágrafo" style:family="text">
      <style:text-properties fo:font-weight="bold" style:font-weight-asian="bold" style:font-weight-complex="bold"/>
    </style:style>
    <style:style style:name="T257" style:parent-style-name="Tipodeletrapredefinidodoparágrafo" style:family="text">
      <style:text-properties fo:font-weight="bold" style:font-weight-asian="bold" style:font-weight-complex="bold"/>
    </style:style>
    <style:style style:name="T258" style:parent-style-name="Tipodeletrapredefinidodoparágrafo" style:family="text">
      <style:text-properties fo:font-weight="bold" style:font-weight-asian="bold" style:font-weight-complex="bold"/>
    </style:style>
    <style:style style:name="T259" style:parent-style-name="Tipodeletrapredefinidodoparágrafo" style:family="text">
      <style:text-properties fo:font-weight="bold" style:font-weight-asian="bold" style:font-weight-complex="bold"/>
    </style:style>
    <style:style style:name="T260" style:parent-style-name="Tipodeletrapredefinidodoparágrafo" style:family="text">
      <style:text-properties fo:font-weight="bold" style:font-weight-asian="bold" style:font-weight-complex="bold"/>
    </style:style>
    <style:style style:name="T261" style:parent-style-name="Tipodeletrapredefinidodoparágrafo" style:family="text">
      <style:text-properties fo:font-weight="bold" style:font-weight-asian="bold" style:font-weight-complex="bold"/>
    </style:style>
    <style:style style:name="T262" style:parent-style-name="Tipodeletrapredefinidodoparágrafo" style:family="text">
      <style:text-properties fo:font-weight="bold" style:font-weight-asian="bold" style:font-weight-complex="bold"/>
    </style:style>
    <style:style style:name="T263" style:parent-style-name="Tipodeletrapredefinidodoparágrafo" style:family="text">
      <style:text-properties fo:font-weight="bold" style:font-weight-asian="bold" style:font-weight-complex="bold"/>
    </style:style>
    <style:style style:name="T264" style:parent-style-name="Tipodeletrapredefinidodopará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Exame Modelo 1</text:p>
      <text:p text:style-name="P2">Parte I – Escolha Múltipla</text:p>
      <text:list text:style-name="LFO1" text:continue-numbering="true">
        <text:list-item>
          <text:p text:style-name="P3">A representação do número decimal 9(10) em binário é:</text:p>
          <text:list text:continue-numbering="true">
            <text:list-item>
              <text:p text:style-name="P4">a) 1001(2)</text:p>
            </text:list-item>
            <text:list-item>
              <text:p text:style-name="P5">b) 1001(10)</text:p>
            </text:list-item>
            <text:list-item>
              <text:p text:style-name="P6">c) 1100(2)</text:p>
            </text:list-item>
            <text:list-item>
              <text:p text:style-name="P7">d) Nenhuma das anteriores</text:p>
            </text:list-item>
          </text:list>
        </text:list-item>
        <text:list-item>
          <text:p text:style-name="P8">O código BCD natural utiliza:</text:p>
          <text:list text:continue-numbering="true">
            <text:list-item>
              <text:p text:style-name="P9">a) As 10 primeiras combinações do binário por ordem crescente</text:p>
            </text:list-item>
            <text:list-item>
              <text:p text:style-name="P10">b) As 10 primeiras combinações do binário por ordem decrescente</text:p>
            </text:list-item>
            <text:list-item>
              <text:p text:style-name="P11">c) As 5 primeiras e as 5 últimas combinações do binário</text:p>
            </text:list-item>
            <text:list-item>
              <text:p text:style-name="P12">d) Nenhuma das anteriores</text:p>
            </text:list-item>
          </text:list>
        </text:list-item>
        <text:list-item>
          <text:p text:style-name="P13">O código de Hamming é:</text:p>
          <text:list text:continue-numbering="true">
            <text:list-item>
              <text:p text:style-name="P14">a) Apenas detetor de erros</text:p>
            </text:list-item>
            <text:list-item>
              <text:p text:style-name="P15">b) Apenas corretor de erros</text:p>
            </text:list-item>
            <text:list-item>
              <text:p text:style-name="P16">c) Simultaneamente detetor e corretor de erros</text:p>
            </text:list-item>
            <text:list-item>
              <text:p text:style-name="P17">d) Nenhuma das anteriores</text:p>
            </text:list-item>
          </text:list>
        </text:list-item>
        <text:list-item>
          <text:p text:style-name="P18">Num barramento multiplexado:</text:p>
          <text:list text:continue-numbering="true">
            <text:list-item>
              <text:p text:style-name="P19">a) Existem fios separados para dados e endereços</text:p>
            </text:list-item>
            <text:list-item>
              <text:p text:style-name="P20">b) Os mesmos fios são usados para endereços ou dados</text:p>
            </text:list-item>
            <text:list-item>
              <text:p text:style-name="P21">c) Existem fios para registos usados para endereços</text:p>
            </text:list-item>
            <text:list-item>
              <text:p text:style-name="P22">d) Nenhuma das anteriores</text:p>
            </text:list-item>
          </text:list>
        </text:list-item>
        <text:list-item>
          <text:p text:style-name="P23">A unidade de controlo:</text:p>
          <text:list text:continue-numbering="true">
            <text:list-item>
              <text:p text:style-name="P24">a) Armazena dados temporariamente</text:p>
            </text:list-item>
            <text:list-item>
              <text:p text:style-name="P25">b) Busca instruções na memória e controla o fluxo de dados</text:p>
            </text:list-item>
            <text:list-item>
              <text:p text:style-name="P26">c) Realiza operações matemáticas e lógicas</text:p>
            </text:list-item>
            <text:list-item>
              <text:p text:style-name="P27">d) Nenhuma das anteriores</text:p>
            </text:list-item>
          </text:list>
        </text:list-item>
      </text:list>
      <text:p text:style-name="P28"/>
      <text:soft-page-break/>
      <text:p text:style-name="P29">Parte II – Questões Práticas</text:p>
      <text:list text:style-name="LFO2" text:continue-numbering="true">
        <text:list-item>
          <text:p text:style-name="P30">Converta o número 45(10) para a base 2.</text:p>
        </text:list-item>
        <text:list-item>
          <text:p text:style-name="P31">Projete a função lógica F = X.Y + X.Z usando um descodificador (ordem das variáveis: X, Y, Z).</text:p>
        </text:list-item>
        <text:list-item>
          <text:p text:style-name="P32">Implemente a função lógica F = X.Y + X.Z usando um multiplexador de 2 entradas de controlo (ordem: X, Y, Z; descarte X se necessário).</text:p>
        </text:list-item>
        <text:list-item>
          <text:p text:style-name="P33">Complete a tabela de verdade do Flip-Flop T edge triggered (flanco ascendente):</text:p>
        </text:list-item>
      </text:list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P40">T</text:p>
            </table:table-cell>
            <table:table-cell table:style-name="TableCell41">
              <text:p text:style-name="P42">CLOCK</text:p>
            </table:table-cell>
            <table:table-cell table:style-name="TableCell43">
              <text:p text:style-name="P44">Saída</text:p>
            </table:table-cell>
          </table:table-row>
        </table:table-header-rows>
        <table:table-row table:style-name="TableRow45">
          <table:table-cell table:style-name="TableCell46">
            <text:p text:style-name="Normal">0</text:p>
          </table:table-cell>
          <table:table-cell table:style-name="TableCell47">
            <text:p text:style-name="Normal">↑</text:p>
          </table:table-cell>
          <table:table-cell table:style-name="TableCell48">
            <text:p text:style-name="Normal">?</text:p>
          </table:table-cell>
        </table:table-row>
        <table:table-row table:style-name="TableRow49">
          <table:table-cell table:style-name="TableCell50">
            <text:p text:style-name="Normal">1</text:p>
          </table:table-cell>
          <table:table-cell table:style-name="TableCell51">
            <text:p text:style-name="Normal">↑</text:p>
          </table:table-cell>
          <table:table-cell table:style-name="TableCell52">
            <text:p text:style-name="Normal">?</text:p>
          </table:table-cell>
        </table:table-row>
        <table:table-row table:style-name="TableRow53">
          <table:table-cell table:style-name="TableCell54">
            <text:p text:style-name="Normal">1</text:p>
          </table:table-cell>
          <table:table-cell table:style-name="TableCell55">
            <text:p text:style-name="Normal">0</text:p>
          </table:table-cell>
          <table:table-cell table:style-name="TableCell56">
            <text:p text:style-name="Normal">?</text:p>
          </table:table-cell>
        </table:table-row>
      </table:table>
      <text:p text:style-name="P57">Parte III – Programação (Intel 8085)</text:p>
      <text:list text:style-name="LFO3" text:continue-numbering="true">
        <text:list-item>
          <text:p text:style-name="P58">Adicione o conteúdo de duas posições de memória consecutivas (1040H e 1041H) e guarde o resultado em 1042H.</text:p>
        </text:list-item>
        <text:list-item>
          <text:p text:style-name="P59">Escreva um programa para carregar os números 8AH e 22H nos registos B e C, respetivamente. Some-os e guarde o resultado em 1050H.</text:p>
        </text:list-item>
      </text:list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Soluções Exame 1</text:p>
      <text:p text:style-name="Normal"><text:span text:style-name="T73">1:</text:span><text:s/>a<text:line-break/><text:span text:style-name="T74">2:</text:span><text:s/>a<text:line-break/><text:span text:style-name="T75">3:</text:span><text:s/>c<text:line-break/><text:span text:style-name="T76">4:</text:span><text:s/>b<text:line-break/><text:span text:style-name="T77">5:</text:span><text:s/>b</text:p>
      <text:p text:style-name="Normal"><text:span text:style-name="T78">6:</text:span><text:s/>45(10) = 101101(2)<text:line-break/><text:span text:style-name="T79">7:</text:span><text:s/>Use as linhas do descodificador para ativar as saídas correspondentes a X=1, Y=1, Z=0 e X=1, Y=0, Z=1.<text:line-break/><text:span text:style-name="T80">8:</text:span><text:s/>Configure o multiplexador para selecionar entre Y e Z conforme necessário para obter F = X.Y + X.Z.<text:line-break/><text:span text:style-name="T81">9:</text:span></text:p>
      <text:list text:style-name="LFO4" text:continue-numbering="true">
        <text:list-item>
          <text:p text:style-name="P82">0, ↑ → Q (mantém)</text:p>
        </text:list-item>
        <text:list-item>
          <text:p text:style-name="P83">1, ↑ → Q' (inverte)</text:p>
        </text:list-item>
        <text:list-item>
          <text:p text:style-name="P84">1, 0 → Q (mantém)</text:p>
        </text:list-item>
      </text:list>
      <text:p text:style-name="Normal"><text:span text:style-name="T85">10:</text:span></text:p>
      <text:p text:style-name="Normal">text</text:p>
      <text:p text:style-name="Normal">LXI H,1040H</text:p>
      <text:p text:style-name="Normal">MOV A,M</text:p>
      <text:p text:style-name="Normal">INX H</text:p>
      <text:p text:style-name="Normal">ADD M</text:p>
      <text:p text:style-name="Normal">INX H</text:p>
      <text:p text:style-name="Normal">MOV M,A</text:p>
      <text:p text:style-name="Normal"><text:span text:style-name="T86">11:</text:span></text:p>
      <text:p text:style-name="Normal">text</text:p>
      <text:p text:style-name="Normal">MVI B,8AH</text:p>
      <text:p text:style-name="Normal">MVI C,22H</text:p>
      <text:p text:style-name="Normal">MOV A,B</text:p>
      <text:p text:style-name="Normal">ADD C</text:p>
      <text:p text:style-name="Normal">STA 1050H</text:p>
      <text:p text:style-name="P87"/>
      <text:soft-page-break/>
      <text:p text:style-name="P88">Exame Modelo 2</text:p>
      <text:p text:style-name="P89">Parte I – Escolha Múltipla</text:p>
      <text:list text:style-name="LFO5" text:continue-numbering="true">
        <text:list-item>
          <text:p text:style-name="P90">O sistema hexadecimal utiliza quais dígitos?</text:p>
          <text:list text:continue-numbering="true">
            <text:list-item>
              <text:p text:style-name="P91">a) 0-9, A-F</text:p>
            </text:list-item>
            <text:list-item>
              <text:p text:style-name="P92">b) 0-15</text:p>
            </text:list-item>
            <text:list-item>
              <text:p text:style-name="P93">c) 0-9, A-E</text:p>
            </text:list-item>
            <text:list-item>
              <text:p text:style-name="P94">d) Nenhuma das anteriores</text:p>
            </text:list-item>
          </text:list>
        </text:list-item>
        <text:list-item>
          <text:p text:style-name="P95">Um decodificador é um circuito com:</text:p>
          <text:list text:continue-numbering="true">
            <text:list-item>
              <text:p text:style-name="P96">a) Menos saídas que entradas</text:p>
            </text:list-item>
            <text:list-item>
              <text:p text:style-name="P97">b) Mais saídas que entradas</text:p>
            </text:list-item>
            <text:list-item>
              <text:p text:style-name="P98">c) Igual número de saídas e entradas</text:p>
            </text:list-item>
            <text:list-item>
              <text:p text:style-name="P99">d) Nenhuma das anteriores</text:p>
            </text:list-item>
          </text:list>
        </text:list-item>
        <text:list-item>
          <text:p text:style-name="P100">O Instruction Register contém:</text:p>
          <text:list text:continue-numbering="true">
            <text:list-item>
              <text:p text:style-name="P101">a) O endereço da próxima instrução</text:p>
            </text:list-item>
            <text:list-item>
              <text:p text:style-name="P102">b) O código da instrução em execução</text:p>
            </text:list-item>
            <text:list-item>
              <text:p text:style-name="P103">c) O conteúdo do acumulador</text:p>
            </text:list-item>
            <text:list-item>
              <text:p text:style-name="P104">d) Nenhuma das anteriores</text:p>
            </text:list-item>
          </text:list>
        </text:list-item>
        <text:list-item>
          <text:p text:style-name="P105">Uma interrupção interna é:</text:p>
          <text:list text:continue-numbering="true">
            <text:list-item>
              <text:p text:style-name="P106">a) Gerada por hardware externo</text:p>
            </text:list-item>
            <text:list-item>
              <text:p text:style-name="P107">b) Gerada por software/programa</text:p>
            </text:list-item>
            <text:list-item>
              <text:p text:style-name="P108">c) Gerada por falha de energia</text:p>
            </text:list-item>
            <text:list-item>
              <text:p text:style-name="P109">d) Nenhuma das anteriores</text:p>
            </text:list-item>
          </text:list>
        </text:list-item>
        <text:list-item>
          <text:p text:style-name="P110">Em cache associativa por conjuntos:</text:p>
          <text:list text:continue-numbering="true">
            <text:list-item>
              <text:p text:style-name="P111">a) Bloco vai para qualquer linha da cache</text:p>
            </text:list-item>
            <text:list-item>
              <text:p text:style-name="P112">b) Bloco vai para qualquer linha de um conjunto específico</text:p>
            </text:list-item>
            <text:list-item>
              <text:p text:style-name="P113">c) Bloco vai para uma linha fixa</text:p>
            </text:list-item>
            <text:list-item>
              <text:p text:style-name="P114">d) Nenhuma das anteriores</text:p>
            </text:list-item>
          </text:list>
        </text:list-item>
      </text:list>
      <text:p text:style-name="P115"/>
      <text:soft-page-break/>
      <text:p text:style-name="P116">Parte II – Questões Práticas</text:p>
      <text:list text:style-name="LFO6" text:continue-numbering="true">
        <text:list-item>
          <text:p text:style-name="P117">Converta o número binário 110101(2) para hexadecimal.</text:p>
        </text:list-item>
        <text:list-item>
          <text:p text:style-name="P118">Projete a função lógica F = X.Y.Z usando um descodificador (ordem: X, Y, Z).</text:p>
        </text:list-item>
        <text:list-item>
          <text:p text:style-name="P119">Implemente a função lógica F = X.Y.Z usando um multiplexador de 4 canais (ordem: X, Y, Z; descarte X se necessário).</text:p>
        </text:list-item>
        <text:list-item>
          <text:p text:style-name="P120">Complete a tabela de verdade do Flip-Flop D edge triggered:</text:p>
        </text:list-item>
      </text:list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</table:table-columns>
        <table:table-header-rows>
          <table:table-row table:style-name="TableRow125">
            <table:table-cell table:style-name="TableCell126">
              <text:p text:style-name="P127">D</text:p>
            </table:table-cell>
            <table:table-cell table:style-name="TableCell128">
              <text:p text:style-name="P129">CLOCK</text:p>
            </table:table-cell>
            <table:table-cell table:style-name="TableCell130">
              <text:p text:style-name="P131">Saída</text:p>
            </table:table-cell>
          </table:table-row>
        </table:table-header-rows>
        <table:table-row table:style-name="TableRow132">
          <table:table-cell table:style-name="TableCell133">
            <text:p text:style-name="Normal">0</text:p>
          </table:table-cell>
          <table:table-cell table:style-name="TableCell134">
            <text:p text:style-name="Normal">↑</text:p>
          </table:table-cell>
          <table:table-cell table:style-name="TableCell135">
            <text:p text:style-name="Normal">?</text:p>
          </table:table-cell>
        </table:table-row>
        <table:table-row table:style-name="TableRow136">
          <table:table-cell table:style-name="TableCell137">
            <text:p text:style-name="Normal">1</text:p>
          </table:table-cell>
          <table:table-cell table:style-name="TableCell138">
            <text:p text:style-name="Normal">↑</text:p>
          </table:table-cell>
          <table:table-cell table:style-name="TableCell139">
            <text:p text:style-name="Normal">?</text:p>
          </table:table-cell>
        </table:table-row>
        <table:table-row table:style-name="TableRow140">
          <table:table-cell table:style-name="TableCell141">
            <text:p text:style-name="Normal">0</text:p>
          </table:table-cell>
          <table:table-cell table:style-name="TableCell142">
            <text:p text:style-name="Normal">0</text:p>
          </table:table-cell>
          <table:table-cell table:style-name="TableCell143">
            <text:p text:style-name="Normal">?</text:p>
          </table:table-cell>
        </table:table-row>
      </table:table>
      <text:p text:style-name="P144">Parte III – Programação (Intel 8085)</text:p>
      <text:list text:style-name="LFO7" text:continue-numbering="true">
        <text:list-item>
          <text:p text:style-name="P145">Ache o complemento para um do conteúdo da posição 1040H e guarde o resultado em 1041H.</text:p>
        </text:list-item>
        <text:list-item>
          <text:p text:style-name="P146">Elabore um programa que adicione os conteúdos de três posições de memória consecutivas (1038H, 1039H, 1040H) e guarde o resultado na posição anterior (1037H).</text:p>
        </text:list-item>
      </text:list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soft-page-break/>
      <text:p text:style-name="P160">Soluções Exame 2</text:p>
      <text:p text:style-name="Normal"><text:span text:style-name="T161">1:</text:span><text:s/>a<text:line-break/><text:span text:style-name="T162">2:</text:span><text:s/>b<text:line-break/><text:span text:style-name="T163">3:</text:span><text:s/>b<text:line-break/><text:span text:style-name="T164">4:</text:span><text:s/>b<text:line-break/><text:span text:style-name="T165">5:</text:span><text:s/>b</text:p>
      <text:p text:style-name="Normal"><text:span text:style-name="T166">6:</text:span><text:s/>110101(2) = 35H<text:line-break/><text:span text:style-name="T167">7:</text:span><text:s/>Ative a linha do descodificador correspondente a X=1, Y=1, Z=1.<text:line-break/><text:span text:style-name="T168">8:</text:span><text:s/>Configure o multiplexador para selecionar a entrada correta conforme a função.<text:line-break/><text:span text:style-name="T169">9:</text:span></text:p>
      <text:list text:style-name="LFO8" text:continue-numbering="true">
        <text:list-item>
          <text:p text:style-name="P170">0, ↑ → 0</text:p>
        </text:list-item>
        <text:list-item>
          <text:p text:style-name="P171">1, ↑ → 1</text:p>
        </text:list-item>
        <text:list-item>
          <text:p text:style-name="P172">0, 0 → Q (mantém)</text:p>
        </text:list-item>
      </text:list>
      <text:p text:style-name="Normal"><text:span text:style-name="T173">10:</text:span></text:p>
      <text:p text:style-name="Normal">text</text:p>
      <text:p text:style-name="Normal">LXI H,1040H</text:p>
      <text:p text:style-name="Normal">MOV A,M</text:p>
      <text:p text:style-name="Normal">CMA</text:p>
      <text:p text:style-name="Normal">INX H</text:p>
      <text:p text:style-name="Normal">MOV M,A</text:p>
      <text:p text:style-name="Normal"><text:span text:style-name="T174">11:</text:span></text:p>
      <text:p text:style-name="Normal">text</text:p>
      <text:p text:style-name="Normal">LXI H,1038H</text:p>
      <text:p text:style-name="Normal">MOV A,M</text:p>
      <text:p text:style-name="Normal">INX H</text:p>
      <text:p text:style-name="Normal">ADD M</text:p>
      <text:p text:style-name="Normal">INX H</text:p>
      <text:p text:style-name="Normal">ADD M</text:p>
      <text:p text:style-name="Normal">DCX H</text:p>
      <text:p text:style-name="Normal">DCX H</text:p>
      <text:soft-page-break/>
      <text:p text:style-name="Normal">DCX H</text:p>
      <text:p text:style-name="Normal">MOV M,A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soft-page-break/>
      <text:p text:style-name="P201">Exame Modelo 3</text:p>
      <text:p text:style-name="P202">Parte I – Escolha Múltipla</text:p>
      <text:list text:style-name="LFO9" text:continue-numbering="true">
        <text:list-item>
          <text:p text:style-name="P203">O que é um microprograma em linguagem de transferência de registos?</text:p>
          <text:list text:continue-numbering="true">
            <text:list-item>
              <text:p text:style-name="P204">a) Programa de alto nível</text:p>
            </text:list-item>
            <text:list-item>
              <text:p text:style-name="P205">b) Sequência de manipulação de dados entre registos</text:p>
            </text:list-item>
            <text:list-item>
              <text:p text:style-name="P206">c) Programa de interface gráfica</text:p>
            </text:list-item>
            <text:list-item>
              <text:p text:style-name="P207">d) Nenhuma das anteriores</text:p>
            </text:list-item>
          </text:list>
        </text:list-item>
        <text:list-item>
          <text:p text:style-name="P208">O Program Counter (PC) serve para:</text:p>
          <text:list text:continue-numbering="true">
            <text:list-item>
              <text:p text:style-name="P209">a) Armazenar dados temporariamente</text:p>
            </text:list-item>
            <text:list-item>
              <text:p text:style-name="P210">b) Guardar o endereço da próxima instrução</text:p>
            </text:list-item>
            <text:list-item>
              <text:p text:style-name="P211">c) Executar operações lógicas</text:p>
            </text:list-item>
            <text:list-item>
              <text:p text:style-name="P212">d) Nenhuma das anteriores</text:p>
            </text:list-item>
          </text:list>
        </text:list-item>
        <text:list-item>
          <text:p text:style-name="P213">Qual a principal função da memória cache?</text:p>
          <text:list text:continue-numbering="true">
            <text:list-item>
              <text:p text:style-name="P214">a) Armazenar dados permanentemente</text:p>
            </text:list-item>
            <text:list-item>
              <text:p text:style-name="P215">b) Aumentar a velocidade de acesso a dados usados frequentemente</text:p>
            </text:list-item>
            <text:list-item>
              <text:p text:style-name="P216">c) Armazenar dados temporariamente</text:p>
            </text:list-item>
            <text:list-item>
              <text:p text:style-name="P217">d) Nenhuma das anteriores</text:p>
            </text:list-item>
          </text:list>
        </text:list-item>
        <text:list-item>
          <text:p text:style-name="P218">O que acontece se S=1 e R=1 num latch SR?</text:p>
          <text:list text:continue-numbering="true">
            <text:list-item>
              <text:p text:style-name="P219">a) Saída 0</text:p>
            </text:list-item>
            <text:list-item>
              <text:p text:style-name="P220">b) Saída 1</text:p>
            </text:list-item>
            <text:list-item>
              <text:p text:style-name="P221">c) Saída indefinida</text:p>
            </text:list-item>
            <text:list-item>
              <text:p text:style-name="P222">d) Nenhuma das anteriores</text:p>
            </text:list-item>
          </text:list>
        </text:list-item>
        <text:list-item>
          <text:p text:style-name="P223">O código Gray tem como característica:</text:p>
          <text:list text:continue-numbering="true">
            <text:list-item>
              <text:p text:style-name="P224">a) Difere em dois bits</text:p>
            </text:list-item>
            <text:list-item>
              <text:p text:style-name="P225">b) Difere em um bit</text:p>
            </text:list-item>
            <text:list-item>
              <text:p text:style-name="P226">c) Igual ao BCD</text:p>
            </text:list-item>
            <text:list-item>
              <text:p text:style-name="P227">d) Nenhuma das anteriores</text:p>
            </text:list-item>
          </text:list>
        </text:list-item>
      </text:list>
      <text:soft-page-break/>
      <text:p text:style-name="P228">Parte II – Questões Práticas</text:p>
      <text:list text:style-name="LFO10" text:continue-numbering="true">
        <text:list-item>
          <text:p text:style-name="P229">Converta o número decimal 100 para binário.</text:p>
        </text:list-item>
        <text:list-item>
          <text:p text:style-name="P230">Construa um código de paridade par para o número 1001(BCD).</text:p>
        </text:list-item>
        <text:list-item>
          <text:p text:style-name="P231">Projete a função lógica F = X.Y + X.Z usando um descodificador (ordem: X, Y, Z).</text:p>
        </text:list-item>
        <text:list-item>
          <text:p text:style-name="P232">Implemente a função lógica F = X.Y + X.Z usando um multiplexador de 2 entradas de controlo.</text:p>
        </text:list-item>
      </text:list>
      <text:p text:style-name="P233">Parte III – Programação (Intel 8085)</text:p>
      <text:list text:style-name="LFO11" text:continue-numbering="true">
        <text:list-item>
          <text:p text:style-name="P234">Subtraia o conteúdo de duas posições de memória consecutivas (1040H e 1041H) e guarde o resultado em 1042H.</text:p>
        </text:list-item>
        <text:list-item>
          <text:p text:style-name="P235">Elabore um programa que leia o conteúdo de uma posição de memória (1050H) e guarde nas duas posições seguintes (1051H e 1052H) o complemento para um desse valor.</text:p>
        </text:list-item>
      </text:list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soft-page-break/>
      <text:p text:style-name="P253">Soluções Exame 3</text:p>
      <text:p text:style-name="Normal"><text:span text:style-name="T254">1:</text:span><text:s/>b<text:line-break/><text:span text:style-name="T255">2:</text:span><text:s/>b<text:line-break/><text:span text:style-name="T256">3:</text:span><text:s/>b<text:line-break/><text:span text:style-name="T257">4:</text:span><text:s/>c<text:line-break/><text:span text:style-name="T258">5:</text:span><text:s/>b</text:p>
      <text:p text:style-name="Normal"><text:span text:style-name="T259">6:</text:span><text:s/>100(10) = 1100100(2)<text:line-break/><text:span text:style-name="T260">7:</text:span><text:s/>1001 (BCD) tem dois 1's → paridade par = 0<text:line-break/><text:span text:style-name="T261">8:</text:span><text:s/>Ative as linhas do descodificador para as combinações X=1, Y=1, Z=0 e X=1, Y=0, Z=1.<text:line-break/><text:span text:style-name="T262">9:</text:span><text:s/>Use as entradas do multiplexador para selecionar Y ou Z conforme X.</text:p>
      <text:p text:style-name="Normal"><text:span text:style-name="T263">10:</text:span></text:p>
      <text:p text:style-name="Normal">text</text:p>
      <text:p text:style-name="Normal">LXI H,1040H</text:p>
      <text:p text:style-name="Normal">MOV A,M</text:p>
      <text:p text:style-name="Normal">INX H</text:p>
      <text:p text:style-name="Normal">SUB M</text:p>
      <text:p text:style-name="Normal">INX H</text:p>
      <text:p text:style-name="Normal">MOV M,A</text:p>
      <text:p text:style-name="Normal"><text:span text:style-name="T264">11:</text:span></text:p>
      <text:p text:style-name="Normal">text</text:p>
      <text:p text:style-name="Normal">LXI H,1050H</text:p>
      <text:p text:style-name="Normal">MOV A,M</text:p>
      <text:p text:style-name="Normal">CMA</text:p>
      <text:p text:style-name="Normal">INX H</text:p>
      <text:p text:style-name="Normal">MOV M,A</text:p>
      <text:p text:style-name="Normal">INX H</text:p>
      <text:p text:style-name="Normal">MOV M,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ogo Fernando Águia Costa</meta:initial-creator>
    <dc:creator>Diogo Fernando Águia Costa</dc:creator>
    <meta:creation-date>2025-06-30T13:14:00Z</meta:creation-date>
    <dc:date>2025-06-30T13:16:00Z</dc:date>
    <meta:template xlink:href="Normal.dotm" xlink:type="simple"/>
    <meta:editing-cycles>1</meta:editing-cycles>
    <meta:editing-duration>PT120S</meta:editing-duration>
    <meta:document-statistic meta:page-count="10" meta:paragraph-count="11" meta:word-count="910" meta:character-count="5815" meta:row-count="40" meta:non-whitespace-character-count="4916"/>
  </office:meta>
</office:document-meta>
</file>